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vafont" svg:font-family="Novafont" style:font-pitch="variable"/>
    <style:font-face style:name="Novafont Solid" svg:font-family="'Novafont Solid'" style:font-pitch="variable"/>
    <style:font-face style:name="Novafont Stroked" svg:font-family="'Novafont Stroked'" style:font-pitch="variable"/>
  </office:font-face-decls>
  <office:automatic-styles>
    <style:style style:name="P1" style:family="paragraph" style:parent-style-name="Standard">
      <style:text-properties style:font-name="Novafont" fo:font-size="72pt" officeooo:rsid="0009243c" officeooo:paragraph-rsid="0009243c" style:font-size-asian="72pt" style:font-size-complex="72pt"/>
    </style:style>
    <style:style style:name="P2" style:family="paragraph" style:parent-style-name="Standard">
      <style:text-properties style:font-name="Novafont" fo:font-size="72pt" fo:font-weight="bold" officeooo:rsid="0009243c" officeooo:paragraph-rsid="0009243c" style:font-size-asian="72pt" style:font-weight-asian="bold" style:font-size-complex="7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 The Pebble Become An Avalanche?</text:p>
      <text:p text:style-name="P2">Will the Pebble Become An Avalanche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vafont" svg:font-family="Novafont" style:font-pitch="variable"/>
    <style:font-face style:name="Novafont Solid" svg:font-family="'Novafont Solid'" style:font-pitch="variable"/>
    <style:font-face style:name="Novafont Stroked" svg:font-family="'Novafont Strok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03:15:48.032000000</meta:creation-date>
    <dc:date>2024-07-24T03:38:17.903000000</dc:date>
    <meta:editing-duration>PT3M34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" meta:word-count="12" meta:character-count="72" meta:non-whitespace-character-count="62"/>
  </office:meta>
</office:document-meta>
</file>